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UniFormaly: Towards Task-Agnostic Unified Framework for Visual Anomaly Detection" presenta UniFormaly, un framework universale per il rilevamento di anomalie visive, che mira a unificare diversi compiti di rilevamento di anomalie (come la rilevazione di difetti, il rilevamento di anomalie semantiche, la rilevazione di anomalie multi-classe e il clustering di anomalie) in un unico sistema, superando le sfide legate all'approccio tradizionale di un modello per compito.</text:p>
      <text:p text:style-name="Text_20_body"><text:span text:style-name="Strong_20_Emphasis">Caratteristiche Fondamentali:</text:span></text:p>
      <text:list text:style-name="L7">
        <text:list-item>
          <text:p text:style-name="P10"><text:span text:style-name="Strong_20_Emphasis">Struttura del Modello Predittivo:</text:span> UniFormaly si basa su Transformer autodidatti (ViTs) e incorpora due componenti chiave: Back Patch Masking (BPM) per eliminare regioni di sfondo non rilevanti e top k-ratio feature matching per unificare i livelli di anomalia attraverso l'apprendimento multiplo istanza.</text:p>
        </text:list-item>
        <text:list-item>
          <text:p text:style-name="P10"><text:span text:style-name="Strong_20_Emphasis">Tecnica di Apprendimento:</text:span> Utilizza rappresentazioni pre-addestrate in modo autodidattico per evitare l'apprendimento di normalità da immagini normali, rendendo il sistema agnostico al compito e riducendo il consumo di memoria e i costi di manutenzione.</text:p>
        </text:list-item>
        <text:list-item>
          <text:p text:style-name="P10"><text:span text:style-name="Strong_20_Emphasis">Vantaggi rispetto ad altri approcci:</text:span> UniFormaly riesce a gestire vari compiti di rilevamento di anomalie in modo unificato, migliorando la generalità e l'efficacia del sistema. È meno sensibile alle distrazioni del segnale di sfondo grazie al BPM e supporta l'apprendimento in scenari low-shot.</text:p>
        </text:list-item>
        <text:list-item>
          <text:p text:style-name="P10"><text:span text:style-name="Strong_20_Emphasis">Etichettatura del Dataset per l'Addestramento:</text:span> Non richiesta, poiché il framework opera in modalità non supervisionata, addestrando il modello esclusivamente su esempi normali.</text:p>
        </text:list-item>
        <text:list-item>
          <text:p text:style-name="P10"><text:span text:style-name="Strong_20_Emphasis">Risultati:</text:span> UniFormaly dimostra risultati eccezionali su vari compiti e dataset, stabilendo nuovi benchmark nel rilevamento di anomalie, come un AUROC del 99.32% su MVTecAD e 97.6% su ImageNet-30.</text:p>
        </text:list-item>
        <text:list-item>
          <text:p text:style-name="P10"><text:span text:style-name="Strong_20_Emphasis">Dataset Addestrato/Testato:</text:span> Testato su diversi benchmark, inclusi MVTecAD per la rilevazione di difetti, CIFAR-10 e CIFAR-100 per il rilevamento di anomalie semantiche, e Species-60 per la rilevazione di anomalie multi-classe.</text:p>
        </text:list-item>
      </text:list>
      <text:p text:style-name="Text_20_body">UniFormaly rappresenta un passo avanti significativo nel campo del rilevamento di anomalie visive, offrendo un sistema unificato che può gestire una vasta gamma di compiti di rilevamento di anomalie mantenendo elevate prestazioni e flessibilità.</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49:25.090000000</meta:creation-date>
    <dc:date>2024-03-17T19:58:50.485000000</dc:date>
    <meta:editing-duration>PT27S</meta:editing-duration>
    <meta:editing-cycles>2</meta:editing-cycles>
    <meta:generator>LibreOffice/7.6.1.2$Windows_X86_64 LibreOffice_project/f5defcebd022c5bc36bbb79be232cb6926d8f674</meta:generator>
    <meta:document-statistic meta:table-count="0" meta:image-count="0" meta:object-count="0" meta:page-count="1" meta:paragraph-count="9" meta:word-count="307" meta:character-count="2210" meta:non-whitespace-character-count="1918"/>
  </office:meta>
</office:document-meta>
</file>